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37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2.7445in"/>
    </style:style>
    <style:style style:name="co5" style:family="table-column">
      <style:table-column-properties fo:break-before="auto" style:column-width="2.5409in"/>
    </style:style>
    <style:style style:name="co6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laude.guide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claude_guided.csv:---</text:p>
          </table:table-cell>
          <table:table-cell table:style-name="Default"/>
          <table:table-cell/>
          <table:table-cell office:value-type="float" office:value="1378" calcext:value-type="float">
            <text:p>13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e_guided.csv:core4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61" calcext:value-type="float">
            <text:p>1461</text:p>
          </table:table-cell>
          <table:table-cell table:formula="of:=MIN([.D3:.D5])" office:value-type="float" office:value="1451" calcext:value-type="float">
            <text:p>1451</text:p>
          </table:table-cell>
          <table:table-cell table:formula="of:=MIN([.E3:.E36])" office:value-type="float" office:value="1126" calcext:value-type="float">
            <text:p>1126</text:p>
          </table:table-cell>
        </table:table-row>
        <table:table-row table:style-name="ro1">
          <table:table-cell/>
          <table:table-cell office:value-type="string" calcext:value-type="string">
            <text:p>claude_guided.csv:core7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51" calcext:value-type="float">
            <text:p>1451</text:p>
          </table:table-cell>
          <table:table-cell/>
          <table:table-cell table:formula="of:=AVERAGE([.E3:.E36])" office:value-type="float" office:value="1323" calcext:value-type="float">
            <text:p>1323</text:p>
          </table:table-cell>
        </table:table-row>
        <table:table-row table:style-name="ro1">
          <table:table-cell/>
          <table:table-cell office:value-type="string" calcext:value-type="string">
            <text:p>claude_guided.csv:core9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60" calcext:value-type="float">
            <text:p>2460</text:p>
          </table:table-cell>
          <table:table-cell/>
          <table:table-cell table:formula="of:=COUNT([.E3:.E36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laude_guided.csv:---</text:p>
          </table:table-cell>
          <table:table-cell table:style-name="Default"/>
          <table:table-cell table:number-columns-repeated="2"/>
          <table:table-cell table:formula="of:=COUNT([.D3:.D36]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claude_guided.csv:core2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65" calcext:value-type="float">
            <text:p>1465</text:p>
          </table:table-cell>
          <table:table-cell table:formula="of:=MIN([.D7:.D10])" office:value-type="float" office:value="1369" calcext:value-type="float">
            <text:p>13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e_guided.csv:core5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05" calcext:value-type="float">
            <text:p>14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7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08" calcext:value-type="float">
            <text:p>14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10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69" calcext:value-type="float">
            <text:p>13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---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claude_guided.csv:core2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85" calcext:value-type="float">
            <text:p>1385</text:p>
          </table:table-cell>
          <table:table-cell table:formula="of:=MIN([.D12:.D17])" office:value-type="float" office:value="1126" calcext:value-type="float">
            <text:p>11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e_guided.csv:core4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31" calcext:value-type="float">
            <text:p>11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5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84" calcext:value-type="float">
            <text:p>18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6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8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26" calcext:value-type="float">
            <text:p>11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10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---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claude_guided.csv:core2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72" calcext:value-type="float">
            <text:p>2572</text:p>
          </table:table-cell>
          <table:table-cell table:formula="of:=MIN([.D19:.D21])" office:value-type="float" office:value="1368" calcext:value-type="float">
            <text:p>13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e_guided.csv:core6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68" calcext:value-type="float">
            <text:p>13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9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75" calcext:value-type="float">
            <text:p>1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---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claude_guided.csv:core2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17" calcext:value-type="float">
            <text:p>2817</text:p>
          </table:table-cell>
          <table:table-cell table:formula="of:=MIN([.D23:.D29])" office:value-type="float" office:value="1254" calcext:value-type="float">
            <text:p>12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e_guided.csv:core3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724" calcext:value-type="float">
            <text:p>27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4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66" calcext:value-type="float">
            <text:p>13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6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91" calcext:value-type="float">
            <text:p>16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7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09" calcext:value-type="float">
            <text:p>15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9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54" calcext:value-type="float">
            <text:p>12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10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54" calcext:value-type="float">
            <text:p>12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---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claude_guided.csv:core2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50" calcext:value-type="float">
            <text:p>2650</text:p>
          </table:table-cell>
          <table:table-cell table:formula="of:=MIN([.D31:.D36])" office:value-type="float" office:value="1370" calcext:value-type="float">
            <text:p>13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e_guided.csv:core4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36" calcext:value-type="float">
            <text:p>25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6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87" calcext:value-type="float">
            <text:p>1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7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70" calcext:value-type="float">
            <text:p>13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8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guided.csv:core10.c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88" calcext:value-type="float">
            <text:p>1688</text:p>
          </table:table-cell>
          <table:table-cell table:number-columns-repeated="2"/>
        </table:table-row>
      </table:table>
      <table:table table:name="claude.unguided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aude_unguided.csv:---</text:p>
          </table:table-cell>
          <table:table-cell table:style-name="Default"/>
          <table:table-cell/>
          <table:table-cell office:value-type="float" office:value="1378" calcext:value-type="float">
            <text:p>13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713" calcext:value-type="float">
            <text:p>2713</text:p>
          </table:table-cell>
          <table:table-cell table:formula="of:=MIN([.E3:.E7])" office:value-type="float" office:value="2696" calcext:value-type="float">
            <text:p>2696</text:p>
          </table:table-cell>
          <table:table-cell table:formula="of:=MIN([.F3:.F36])"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string" calcext:value-type="string">
            <text:p>claude_unguided.csv:core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743" calcext:value-type="float">
            <text:p>2743</text:p>
          </table:table-cell>
          <table:table-cell/>
          <table:table-cell table:formula="of:=AVERAGE([.F3:.F36])" office:value-type="float" office:value="1642.33333333333" calcext:value-type="float">
            <text:p>1642.33333333333</text:p>
          </table:table-cell>
        </table:table-row>
        <table:table-row table:style-name="ro1">
          <table:table-cell/>
          <table:table-cell office:value-type="string" calcext:value-type="string">
            <text:p>claude_unguided.csv:core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56" calcext:value-type="float">
            <text:p>2956</text:p>
          </table:table-cell>
          <table:table-cell/>
          <table:table-cell table:formula="of:=COUNT([.F3:.F36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laude_unguided.csv:core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804" calcext:value-type="float">
            <text:p>2804</text:p>
          </table:table-cell>
          <table:table-cell/>
          <table:table-cell table:formula="of:=COUNT([.E3:.E36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claude_unguided.csv:core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3" office:value-type="float" office:value="2696" calcext:value-type="float">
            <text:p>26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aude_unguided.csv:core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21" calcext:value-type="float">
            <text:p>1421</text:p>
          </table:table-cell>
          <table:table-cell table:formula="of:=MIN([.E9:.E11])" office:value-type="float" office:value="1377" calcext:value-type="float">
            <text:p>13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e_unguided.csv:core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7" calcext:value-type="float">
            <text:p>13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94" calcext:value-type="float">
            <text:p>13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aude_unguided.csv:core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728" calcext:value-type="float">
            <text:p>2728</text:p>
          </table:table-cell>
          <table:table-cell table:formula="of:=MIN([.E13:.E18])" office:value-type="float" office:value="1562" calcext:value-type="float">
            <text:p>15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e_unguided.csv:core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120" calcext:value-type="float">
            <text:p>2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457" calcext:value-type="float">
            <text:p>24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62" calcext:value-type="float">
            <text:p>15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15" calcext:value-type="float">
            <text:p>25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aude_unguided.csv:core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62" calcext:value-type="float">
            <text:p>1862</text:p>
          </table:table-cell>
          <table:table-cell table:formula="of:=MIN([.E20:.E23])" office:value-type="float" office:value="1494" calcext:value-type="float">
            <text:p>14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e_unguided.csv:core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15" calcext:value-type="float">
            <text:p>34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02" calcext:value-type="float">
            <text:p>15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aude_unguided.csv:core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MIN([.E25:.E29])" office:value-type="float" office:value="1350" calcext:value-type="float">
            <text:p>1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e_unguided.csv:core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29" calcext:value-type="float">
            <text:p>14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8" calcext:value-type="float">
            <text:p>13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94" calcext:value-type="float">
            <text:p>13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65" calcext:value-type="float">
            <text:p>13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aude_unguided.csv:core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MIN([.E31:.E34])" office:value-type="float" office:value="1375" calcext:value-type="float">
            <text:p>13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ude_unguided.csv:core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619" calcext:value-type="float">
            <text:p>26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ude_unguided.csv:core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2"/>
        </table:table-row>
      </table:table>
      <table:table table:name="gpt4o.guided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t4o_guided.csv:---</text:p>
          </table:table-cell>
          <table:table-cell table:style-name="Default"/>
          <table:table-cell/>
          <table:table-cell office:value-type="float" office:value="1378" calcext:value-type="float">
            <text:p>13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core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64" calcext:value-type="float">
            <text:p>1364</text:p>
          </table:table-cell>
          <table:table-cell table:formula="of:=MIN([.E3:.E6])" office:value-type="float" office:value="1363" calcext:value-type="float">
            <text:p>1363</text:p>
          </table:table-cell>
          <table:table-cell table:formula="of:=MIN([.F3:.F36])" office:value-type="float" office:value="1345" calcext:value-type="float">
            <text:p>1345</text:p>
          </table:table-cell>
        </table:table-row>
        <table:table-row table:style-name="ro1">
          <table:table-cell/>
          <table:table-cell office:value-type="string" calcext:value-type="string">
            <text:p>gpt4o_guided.csv:core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8" calcext:value-type="float">
            <text:p>1378</text:p>
          </table:table-cell>
          <table:table-cell/>
          <table:table-cell table:formula="of:=AVERAGE([.F3:.F36])" office:value-type="float" office:value="1358.75" calcext:value-type="float">
            <text:p>1358.75</text:p>
          </table:table-cell>
        </table:table-row>
        <table:table-row table:style-name="ro1">
          <table:table-cell/>
          <table:table-cell office:value-type="string" calcext:value-type="string">
            <text:p>gpt4o_guided.csv:core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table:formula="of:=COUNT([.F3:.F36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pt4o_guided.csv:core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63" calcext:value-type="float">
            <text:p>1363</text:p>
          </table:table-cell>
          <table:table-cell/>
          <table:table-cell table:formula="of:=COUNT([.E3:.E36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gpt4o_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t4o_guided.csv:core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90" calcext:value-type="float">
            <text:p>1490</text:p>
          </table:table-cell>
          <table:table-cell table:formula="of:=MIN([.E8:.E11])" office:value-type="float" office:value="1382" calcext:value-type="float">
            <text:p>13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t4o_guided.csv:core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57" calcext:value-type="float">
            <text:p>14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core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51" calcext:value-type="float">
            <text:p>15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core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82" calcext:value-type="float">
            <text:p>13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t4o_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t4o_guided.csv:core1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4" calcext:value-type="float">
            <text:p>1374</text:p>
          </table:table-cell>
          <table:table-cell table:formula="of:=MIN([.E14:.E21])" office:value-type="float" office:value="1345" calcext:value-type="float">
            <text:p>1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t4o_guided.csv:core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1" calcext:value-type="float">
            <text:p>1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core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85" calcext:value-type="float">
            <text:p>13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core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core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core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177" calcext:value-type="float">
            <text:p>21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core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45" calcext:value-type="float">
            <text:p>13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core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06" calcext:value-type="float">
            <text:p>15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t4o_guided.csv:core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45" calcext:value-type="float">
            <text:p>1345</text:p>
          </table:table-cell>
          <table:table-cell table:formula="of:=MIN([.E23:.E24])" office:value-type="float" office:value="1345" calcext:value-type="float">
            <text:p>1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t4o_guided.csv:core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56" calcext:value-type="float">
            <text:p>13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guided.csv:---</text:p>
          </table:table-cell>
          <table:table-cell table:style-name="Default"/>
          <table:table-cell table:number-columns-repeated="4"/>
        </table:table-row>
      </table:table>
      <table:table table:name="gpt4o.unguided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t4o_un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t4o_unguided.csv:core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69" calcext:value-type="float">
            <text:p>1369</text:p>
          </table:table-cell>
          <table:table-cell table:formula="of:=MIN([.E3:.E5])" office:value-type="float" office:value="1369" calcext:value-type="float">
            <text:p>1369</text:p>
          </table:table-cell>
          <table:table-cell table:formula="of:=MIN([.F3:.F36])" office:value-type="float" office:value="1356" calcext:value-type="float">
            <text:p>1356</text:p>
          </table:table-cell>
        </table:table-row>
        <table:table-row table:style-name="ro1">
          <table:table-cell/>
          <table:table-cell office:value-type="string" calcext:value-type="string">
            <text:p>gpt4o_unguided.csv:core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288" calcext:value-type="float">
            <text:p>2288</text:p>
          </table:table-cell>
          <table:table-cell/>
          <table:table-cell table:formula="of:=AVERAGE([.F3:.F36])" office:value-type="float" office:value="1366.83333333333" calcext:value-type="float">
            <text:p>1366.83333333333</text:p>
          </table:table-cell>
        </table:table-row>
        <table:table-row table:style-name="ro1">
          <table:table-cell/>
          <table:table-cell office:value-type="string" calcext:value-type="string">
            <text:p>gpt4o_unguided.csv:core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89" calcext:value-type="float">
            <text:p>1689</text:p>
          </table:table-cell>
          <table:table-cell/>
          <table:table-cell table:formula="of:=COUNT([.F3:.F36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gpt4o_unguided.csv:---</text:p>
          </table:table-cell>
          <table:table-cell table:style-name="Default"/>
          <table:table-cell table:number-columns-repeated="3"/>
          <table:table-cell table:formula="of:=COUNT([.E3:.E36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gpt4o_unguided.csv:core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1" calcext:value-type="float">
            <text:p>1371</text:p>
          </table:table-cell>
          <table:table-cell table:formula="of:=MIN([.E7:.E10])" office:value-type="float" office:value="1363" calcext:value-type="float">
            <text:p>13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t4o_unguided.csv:core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unguided.csv:core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unguided.csv:core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63" calcext:value-type="float">
            <text:p>13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un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t4o_unguided.csv:core1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88" calcext:value-type="float">
            <text:p>3488</text:p>
          </table:table-cell>
          <table:table-cell table:formula="of:=MIN([.E12:.E14])" office:value-type="float" office:value="1356" calcext:value-type="float">
            <text:p>1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t4o_unguided.csv:core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88" calcext:value-type="float">
            <text:p>16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unguided.csv:core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56" calcext:value-type="float">
            <text:p>13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un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t4o_unguided.csv:core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1" calcext:value-type="float">
            <text:p>1371</text:p>
          </table:table-cell>
          <table:table-cell table:formula="of:=MIN([.E16:.E18])" office:value-type="float" office:value="1371" calcext:value-type="float">
            <text:p>13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t4o_unguided.csv:core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17" calcext:value-type="float">
            <text:p>34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unguided.csv:core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21" calcext:value-type="float">
            <text:p>34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un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t4o_unguided.csv:core1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67" calcext:value-type="float">
            <text:p>1367</text:p>
          </table:table-cell>
          <table:table-cell table:formula="of:=MIN([.E20:.E21])" office:value-type="float" office:value="1367" calcext:value-type="float">
            <text:p>13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t4o_unguided.csv:core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unguided.csv: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t4o_unguided.csv:core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81" calcext:value-type="float">
            <text:p>1381</text:p>
          </table:table-cell>
          <table:table-cell table:formula="of:=MIN([.E23:.E26])" office:value-type="float" office:value="1375" calcext:value-type="float">
            <text:p>13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t4o_unguided.csv:core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unguided.csv:core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t4o_unguided.csv:core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8" calcext:value-type="float">
            <text:p>13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6:53:56.442631324</meta:creation-date>
    <dc:date>2024-12-14T10:14:12.739237680</dc:date>
    <meta:editing-duration>PT3H28M45S</meta:editing-duration>
    <meta:editing-cycles>7</meta:editing-cycles>
    <meta:generator>LibreOffice/7.4.7.2$Linux_X86_64 LibreOffice_project/40$Build-2</meta:generator>
    <meta:document-statistic meta:table-count="4" meta:cell-count="344" meta:object-count="0"/>
  </office:meta>
</office:document-meta>
</file>